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游明朝" svg:font-family="游明朝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1.75cm" fo:min-width="18.5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5cm" fo:min-width="18.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35cm" fo:min-width="9.1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svg:stroke-color="#000000" draw:fill-color="#00a933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55cm" fo:min-width="0cm"/>
    </style:style>
    <style:style style:name="gr9" style:family="graphic" style:parent-style-name="standard">
      <style:graphic-properties svg:stroke-color="#000000" draw:fill-color="#b4c7dc" draw:textarea-horizontal-align="justify" draw:textarea-vertical-align="middle" draw:auto-grow-height="false" fo:min-height="0.174cm" fo:min-width="0cm"/>
    </style:style>
    <style:style style:name="gr10" style:family="graphic" style:parent-style-name="objectwithoutfill">
      <style:graphic-properties draw:marker-end="線の終点_20_1" draw:marker-end-width="0.3cm" draw:fill="none" draw:textarea-vertical-align="middle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14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2.1cm"/>
      <style:paragraph-properties style:writing-mode="lr-tb"/>
    </style:style>
    <style:style style:name="gr15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2.1cm"/>
      <style:paragraph-properties style:writing-mode="lr-tb"/>
    </style:style>
    <style:style style:name="gr16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2.1cm"/>
      <style:paragraph-properties style:writing-mode="lr-tb"/>
    </style:style>
    <style:style style:name="gr17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2.1cm"/>
      <style:paragraph-properties style:writing-mode="lr-tb"/>
    </style:style>
    <style:style style:name="gr18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1.75cm" fo:min-width="2.1cm"/>
      <style:paragraph-properties style:writing-mode="lr-tb"/>
    </style:style>
    <style:style style:name="gr19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1.75cm" fo:min-width="2.1cm"/>
      <style:paragraph-properties style:writing-mode="lr-tb"/>
    </style:style>
    <style:style style:name="gr20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1.75cm" fo:min-width="2.3cm"/>
      <style:paragraph-properties style:writing-mode="lr-tb"/>
    </style:style>
    <style:style style:name="gr21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1.05cm" fo:min-width="2.1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7.848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dash" draw:stroke-dash="Long_20_Dash" svg:stroke-width="0.035cm" svg:stroke-color="#ff0000" draw:marker-start-width="0.252cm" draw:marker-end-width="0.252cm" draw:fill="none" draw:textarea-horizontal-align="justify" draw:textarea-vertical-align="middle" draw:auto-grow-height="false" fo:min-height="0.89cm" fo:min-width="4.44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Long_20_Dash" svg:stroke-width="0.035cm" svg:stroke-color="#ff0000" draw:marker-start-width="0.252cm" draw:marker-end-width="0.252cm" draw:fill="none" draw:textarea-horizontal-align="justify" draw:textarea-vertical-align="middle" draw:auto-grow-height="false" fo:min-height="0.258cm" fo:min-width="4.508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Long_20_Dash" svg:stroke-width="0.035cm" svg:stroke-color="#ff0000" draw:marker-start-width="0.252cm" draw:marker-end-width="0.252cm" draw:fill="none" draw:textarea-horizontal-align="justify" draw:textarea-vertical-align="middle" draw:auto-grow-height="false" fo:min-height="0.89cm" fo:min-width="1.54cm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27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28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3.1cm"/>
      <style:paragraph-properties style:writing-mode="lr-tb"/>
    </style:style>
    <style:style style:name="gr29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3.1cm"/>
      <style:paragraph-properties style:writing-mode="lr-tb"/>
    </style:style>
    <style:style style:name="gr30" style:family="graphic" style:parent-style-name="standard" style:list-style-name="L1">
      <style:graphic-properties draw:stroke="solid" draw:fill-color="#ffffff" draw:textarea-horizontal-align="justify" draw:textarea-vertical-align="middle" draw:auto-grow-height="false" fo:min-height="0.45cm" fo:min-width="3.1cm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cm" fo:min-width="18.5cm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cm" fo:min-width="18.5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298cm" fo:min-width="7.048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3.05cm" fo:min-width="7.9cm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3.15cm" fo:min-width="18.5cm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游明朝" fo:font-size="12pt" fo:font-style="normal" fo:text-shadow="none" style:text-underline-style="none" fo:font-weight="normal" style:letter-kerning="true" style:font-name-asian="游明朝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游明朝" fo:font-size="12pt" fo:font-style="normal" fo:text-shadow="none" style:text-underline-style="none" fo:font-weight="normal" style:letter-kerning="true" style:font-name-asian="游明朝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游明朝" fo:font-size="12pt" fo:font-style="normal" fo:text-shadow="none" style:text-underline-style="none" fo:font-weight="normal" style:letter-kerning="true" style:font-name-asian="游明朝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游明朝" fo:font-size="12pt" fo:font-style="normal" fo:text-shadow="none" style:text-underline-style="none" fo:font-weight="normal" style:letter-kerning="true" style:font-name-asian="游明朝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99cm" fo:margin-bottom="0.199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nsolas" fo:font-size="14pt" fo:letter-spacing="0.106cm" fo:font-style="normal" fo:text-shadow="none" style:text-underline-style="none" fo:font-weight="normal" style:letter-kerning="true" style:font-name-asian="游明朝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paragraph-properties fo:margin-left="0cm" fo:margin-right="0cm" fo:margin-top="0.199cm" fo:margin-bottom="0.199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nsolas" fo:font-size="14pt" fo:letter-spacing="0.106cm" fo:font-style="normal" fo:text-shadow="none" style:text-underline-style="none" fo:font-weight="normal" style:letter-kerning="true" style:font-name-asian="游明朝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游明朝" fo:font-size="12pt" fo:font-style="normal" fo:text-shadow="none" style:text-underline-style="none" fo:font-weight="normal" style:letter-kerning="true" style:font-name-asian="游明朝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2pt" fo:letter-spacing="0.106cm" fo:font-style="normal" fo:text-shadow="none" style:text-underline-style="none" fo:font-weight="normal" style:letter-kerning="true" style:font-name-asian="游明朝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" fo:font-size="12pt" fo:letter-spacing="0.106cm" fo:font-style="normal" fo:text-shadow="none" style:text-underline-style="none" fo:font-weight="normal" style:letter-kerning="true" style:font-name-asian="游明朝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1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游明朝" fo:font-size="12pt" fo:font-style="normal" fo:text-shadow="none" style:text-underline-style="none" fo:font-weight="normal" style:letter-kerning="true" style:font-name-asian="游明朝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ffffff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游明朝" fo:font-size="12pt" fo:font-style="normal" fo:text-shadow="none" style:text-underline-style="none" fo:font-weight="normal" style:letter-kerning="true" style:font-name-asian="游明朝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游明朝" fo:font-size="12pt" style:font-name-asian="游明朝" style:font-size-asian="12pt" style:font-size-complex="12pt"/>
    </style:style>
    <style:style style:name="T3" style:family="text">
      <style:text-properties style:font-name="Consolas" fo:font-size="15pt" fo:letter-spacing="0.106cm" style:font-name-asian="游明朝" style:font-size-asian="15pt" style:font-size-complex="15pt"/>
    </style:style>
    <style:style style:name="T4" style:family="text">
      <style:text-properties style:font-name="Source Code Pro" fo:font-size="12pt" fo:letter-spacing="0.106cm" style:font-name-asian="游明朝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9cm" svg:height="2cm" svg:x="1cm" svg:y="1cm">
          <text:p text:style-name="P1"><text:span text:style-name="T1">カウントダウンボード制御盤</text:span></text:p>
          <text:p text:style-name="P1"><text:span text:style-name="T1">取扱説明書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11cm" svg:x="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cm" svg:height="3.6cm" svg:x="5.75cm" svg:y="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3.3cm" svg:y="13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cm" svg:height="0.4cm" svg:x="5.3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cm" svg:height="0.4cm" svg:x="7.3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4cm" svg:height="0.4cm" svg:x="9.3cm" svg:y="13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4cm" svg:height="0.4cm" svg:x="17.3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4cm" svg:height="0.8cm" svg:x="15.3cm" svg:y="1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3.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cm" svg:height="0.6cm" svg:x="11.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3.5cm" svg:y1="18cm" svg:x2="3.5cm" svg:y2="14.4cm">
          <text:p/>
        </draw:line>
        <draw:line draw:style-name="gr10" draw:text-style-name="P3" draw:layer="layout" svg:x1="5.5cm" svg:y1="17cm" svg:x2="5.5cm" svg:y2="14.4cm">
          <text:p/>
        </draw:line>
        <draw:line draw:style-name="gr10" draw:text-style-name="P3" draw:layer="layout" svg:x1="7.5cm" svg:y1="18cm" svg:x2="7.5cm" svg:y2="14.4cm">
          <text:p/>
        </draw:line>
        <draw:line draw:style-name="gr10" draw:text-style-name="P3" draw:layer="layout" svg:x1="9.5cm" svg:y1="17cm" svg:x2="9.5cm" svg:y2="14.4cm">
          <text:p/>
        </draw:line>
        <draw:line draw:style-name="gr10" draw:text-style-name="P3" draw:layer="layout" svg:x1="11.5cm" svg:y1="19.2cm" svg:x2="11.5cm" svg:y2="14.4cm">
          <text:p/>
        </draw:line>
        <draw:line draw:style-name="gr10" draw:text-style-name="P3" draw:layer="layout" svg:x1="13.5cm" svg:y1="17cm" svg:x2="13.5cm" svg:y2="14.4cm">
          <text:p/>
        </draw:line>
        <draw:line draw:style-name="gr10" draw:text-style-name="P3" draw:layer="layout" svg:x1="15.5cm" svg:y1="19.2cm" svg:x2="15.5cm" svg:y2="14.4cm">
          <text:p/>
        </draw:line>
        <draw:line draw:style-name="gr10" draw:text-style-name="P3" draw:layer="layout" svg:x1="17.5cm" svg:y1="17cm" svg:x2="17.5cm" svg:y2="14.4cm">
          <text:p/>
        </draw:line>
        <draw:g>
          <draw:line draw:style-name="gr11" draw:text-style-name="P3" draw:layer="layout" svg:x1="11.3cm" svg:y1="14cm" svg:x2="11.7cm" svg:y2="14cm">
            <text:p/>
          </draw:line>
          <draw:line draw:style-name="gr11" draw:text-style-name="P3" draw:layer="layout" svg:x1="11.5cm" svg:y1="13.8cm" svg:x2="11.5cm" svg:y2="14.2cm">
            <text:p/>
          </draw:line>
        </draw:g>
        <draw:g>
          <draw:line draw:style-name="gr11" draw:text-style-name="P3" draw:layer="layout" svg:x1="13.3cm" svg:y1="14cm" svg:x2="13.7cm" svg:y2="14cm">
            <text:p/>
          </draw:line>
          <draw:line draw:style-name="gr11" draw:text-style-name="P3" draw:layer="layout" svg:x1="13.5cm" svg:y1="13.8cm" svg:x2="13.5cm" svg:y2="14.2cm">
            <text:p/>
          </draw:line>
        </draw:g>
        <draw:custom-shape draw:style-name="gr12" draw:text-style-name="P7" draw:layer="layout" svg:width="0.2cm" svg:height="0.2cm" svg:x="15.4cm" svg:y="14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2cm" svg:height="0.7cm" svg:x="8.9cm" svg:y="4cm">
          <text:p text:style-name="P10"><text:span text:style-name="T2">情報表示用液晶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5cm" svg:y1="4.7cm" svg:x2="10.5cm" svg:y2="6.1cm">
          <text:p/>
        </draw:line>
        <draw:custom-shape draw:style-name="gr14" draw:text-style-name="P13" draw:layer="layout" svg:width="2.6cm" svg:height="0.7cm" svg:x="2.2cm" svg:y="17.3cm">
          <text:p text:style-name="P12"><text:span text:style-name="T2">＋ボタン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6cm" svg:height="0.7cm" svg:x="4.2cm" svg:y="16.3cm">
          <text:p text:style-name="P12"><text:span text:style-name="T2">－ボタン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6cm" svg:height="0.7cm" svg:x="6.2cm" svg:y="17.3cm">
          <text:p text:style-name="P12"><text:span text:style-name="T2">進むボタン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6cm" svg:height="0.7cm" svg:x="8.2cm" svg:y="16.3cm">
          <text:p text:style-name="P12"><text:span text:style-name="T2">戻るボタン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6cm" svg:height="2cm" svg:x="10.2cm" svg:y="18.5cm">
          <text:p text:style-name="P10"><text:span text:style-name="T2">数値表示</text:span></text:p>
          <text:p text:style-name="P10"><text:span text:style-name="T2">明るさ調整</text:span></text:p>
          <text:p text:style-name="P10"><text:span text:style-name="T2">つまみ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6cm" svg:height="2cm" svg:x="12.2cm" svg:y="16.3cm">
          <text:p text:style-name="P10"><text:span text:style-name="T2">液晶</text:span></text:p>
          <text:p text:style-name="P10"><text:span text:style-name="T2">コントラスト</text:span></text:p>
          <text:p text:style-name="P10"><text:span text:style-name="T2">調整つまみ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.8cm" svg:height="2cm" svg:x="14cm" svg:y="18.5cm">
          <text:p text:style-name="P12"><text:span text:style-name="T2">液晶</text:span></text:p>
          <text:p text:style-name="P12"><text:span text:style-name="T2">バックライト</text:span></text:p>
          <text:p text:style-name="P12"><text:span text:style-name="T2">切替スイッチ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6cm" svg:height="1.3cm" svg:x="16.2cm" svg:y="16.3cm">
          <text:p text:style-name="P10"><text:span text:style-name="T2">リセット</text:span></text:p>
          <text:p text:style-name="P10"><text:span text:style-name="T2">ボタン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8.4cm" svg:height="3cm" svg:x="6.3cm" svg:y="6.5cm">
          <text:p text:style-name="P14"><text:span text:style-name="T3">NOW 21/11/06 <text:s text:c="2"/>UP</text:span></text:p>
          <text:p text:style-name="P14"><text:span text:style-name="T3"><text:s text:c="4"/></text:span><text:span text:style-name="T3">13:15:37 <text:s text:c="2"/>08:00</text:span></text:p>
          <text:p text:style-name="P14"><text:span text:style-name="T3">TGT 22/07/23 <text:s text:c="2"/>DOWN</text:span></text:p>
          <text:p text:style-name="P14"><text:span text:style-name="T3"><text:s text:c="4"/></text:span><text:span text:style-name="T3">259 <text:s text:c="7"/>18:00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5.1cm" svg:height="1.3cm" svg:x="6.4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5.1cm" svg:height="0.6cm" svg:x="6.4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2.2cm" svg:height="1.3cm" svg:x="12.4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" draw:layer="layout" svg:width="2.2cm" svg:height="1.3cm" svg:x="12.4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5.1cm" svg:height="0.6cm" svg:x="6.401cm" svg:y="8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3.2cm" svg:height="0.7cm" svg:x="2cm" svg:y="5.4cm">
          <text:p text:style-name="P10"><text:span text:style-name="T2">現在日時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2cm" svg:height="0.7cm" svg:x="2cm" svg:y="8.1cm">
          <text:p text:style-name="P10"><text:span text:style-name="T2">目標日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6cm" svg:height="0.7cm" svg:x="1.586cm" svg:y="9.986cm">
          <text:p text:style-name="P10"><text:span text:style-name="T2">目標日までの日数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3.6cm" svg:height="0.7cm" svg:x="15.9cm" svg:y="6.8cm">
          <text:p text:style-name="P10"><text:span text:style-name="T2">数値表示</text:span><text:span text:style-name="T2">ON</text:span><text:span text:style-name="T2">時刻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6cm" svg:height="0.7cm" svg:x="15.9cm" svg:y="8.4cm">
          <text:p text:style-name="P10"><text:span text:style-name="T2">数値表示</text:span><text:span text:style-name="T2">OFF</text:span><text:span text:style-name="T2">時刻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.2cm" svg:y1="6.1cm" svg:x2="6.4cm" svg:y2="6.7cm">
          <text:p/>
        </draw:line>
        <draw:line draw:style-name="gr10" draw:text-style-name="P3" draw:layer="layout" svg:x1="5.2cm" svg:y1="8.4cm" svg:x2="6.4cm" svg:y2="8.4cm">
          <text:p/>
        </draw:line>
        <draw:line draw:style-name="gr10" draw:text-style-name="P3" draw:layer="layout" svg:x1="5.2cm" svg:y1="10cm" svg:x2="6.4cm" svg:y2="9.4cm">
          <text:p/>
        </draw:line>
        <draw:line draw:style-name="gr10" draw:text-style-name="P3" draw:layer="layout" svg:x1="15.9cm" svg:y1="7.2cm" svg:x2="14.6cm" svg:y2="7.2cm">
          <text:p/>
        </draw:line>
        <draw:line draw:style-name="gr10" draw:text-style-name="P3" draw:layer="layout" svg:x1="15.9cm" svg:y1="8.8cm" svg:x2="14.6cm" svg:y2="8.8cm">
          <text:p/>
        </draw:line>
      </draw:page>
      <draw:page draw:name="page2" draw:style-name="dp1" draw:master-page-name="標準">
        <draw:custom-shape draw:style-name="gr31" draw:text-style-name="P2" draw:layer="layout" svg:width="19cm" svg:height="1cm" svg:x="1cm" svg:y="1cm">
          <text:p text:style-name="P1"><text:span text:style-name="T1">設定モードへの入り方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19cm" svg:height="1cm" svg:x="1cm" svg:y="3cm">
          <text:p text:style-name="P16"><text:span text:style-name="T2">＋ボタンと－ボタンを同時に</text:span><text:span text:style-name="T2">2</text:span><text:span text:style-name="T2">秒以上押すと，次に示す表示に変わる。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7.6cm" svg:height="2.6cm" svg:x="2cm" svg:y="4cm">
          <text:p text:style-name="P17"><text:span text:style-name="T4">Setting</text:span></text:p>
          <text:p text:style-name="P17"><text:span text:style-name="T4">1.Clock</text:span></text:p>
          <text:p text:style-name="P17"><text:span text:style-name="T4"/></text:p>
          <text:p text:style-name="P17"><text:span text:style-name="T4"/>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8.4cm" svg:height="3.3cm" svg:x="10.7cm" svg:y="4.1cm">
          <text:p text:style-name="P16"><text:span text:style-name="T2">2</text:span><text:span text:style-name="T2">行目の表示は</text:span></text:p>
          <text:p text:style-name="P19"><text:span text:style-name="T2">1. Clock</text:span></text:p>
          <text:p text:style-name="P19"><text:span text:style-name="T2">2. Target</text:span></text:p>
          <text:p text:style-name="P19"><text:span text:style-name="T2">3. Up/Down</text:span></text:p>
          <text:p text:style-name="P16"><text:span text:style-name="T2">のいずれか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9cm" svg:height="3.4cm" svg:x="1cm" svg:y="8cm">
          <text:p text:style-name="P16"><text:span text:style-name="T2">＋ボタンか－ボタンを押すと，</text:span></text:p>
          <text:p text:style-name="P16"><text:span text:style-name="T2">1.Clock</text:span></text:p>
          <text:p text:style-name="P16"><text:span text:style-name="T2">2.Target</text:span></text:p>
          <text:p text:style-name="P16"><text:span text:style-name="T2">3.Up/Down</text:span></text:p>
          <text:p text:style-name="P16"><text:span text:style-name="T2">の表示が変わる。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游明朝" svg:font-family="游明朝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10T21:35:06.659000000</dc:date>
    <meta:editing-duration>P1DT23H13M16S</meta:editing-duration>
    <meta:editing-cycles>5</meta:editing-cycles>
    <meta:generator>LibreOffice/7.1.6.2$Windows_X86_64 LibreOffice_project/0e133318fcee89abacd6a7d077e292f1145735c3</meta:generator>
    <meta:document-statistic meta:object-count="57"/>
  </office:meta>
</office:document-meta>
</file>